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 style:font-family-generic="roman"/>
    <style:font-face style:name="Book Antiqua" svg:font-family="'Book Antiqua'" style:font-family-generic="roman"/>
    <style:font-face style:name="Lohit Devanagari" svg:font-family="'Lohit Devanagari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officeooo:rsid="00168d91" style:font-size-asian="10pt" style:font-size-complex="10pt"/>
    </style:style>
    <style:style style:name="T1" style:family="text">
      <style:text-properties style:text-outline="false" style:text-line-through-style="none" style:text-line-through-type="none" style:font-name="Book Antiqua" fo:font-size="7.5pt" fo:font-style="normal" fo:text-shadow="none" style:text-underline-style="none" fo:font-weight="bold" style:font-size-asian="7.5pt" style:font-style-asian="normal" style:font-weight-asian="bold" style:text-emphasize="none"/>
    </style:style>
    <style:style style:name="T2" style:family="text">
      <style:text-properties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3" style:family="text">
      <style:text-properties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text-emphasize="none"/>
    </style:style>
    <style:style style:name="T4" style:family="text">
      <style:text-properties style:text-outline="false" style:text-line-through-style="none" style:text-line-through-type="none" style:font-name="Lohit Devanagari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5" style:family="text">
      <style:text-properties style:text-outline="false" style:text-line-through-style="none" style:text-line-through-type="none" fo:font-size="7.5pt" fo:font-style="normal" fo:text-shadow="none" style:text-underline-style="none" fo:font-weight="bold" style:font-size-asian="7.5pt" style:font-style-asian="normal" style:font-weight-asian="bold" style:text-emphasize="none"/>
    </style:style>
    <style:style style:name="T6" style:family="text">
      <style:text-properties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7" style:family="text">
      <style:text-properties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text-emphasize="none"/>
    </style:style>
    <style:style style:name="T8" style:family="text">
      <style:text-properties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9" style:family="text"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Book Antiqua" fo:font-size="7.5pt" fo:font-style="normal" fo:text-shadow="none" style:text-underline-style="none" fo:font-weight="normal" style:font-size-asian="7.5pt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text-emphasize="none"/>
    </style:style>
    <style:style style:name="T12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weight-complex="bold" style:text-emphasize="none"/>
    </style:style>
    <style:style style:name="T13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weight-complex="normal" style:text-emphasize="none"/>
    </style:style>
    <style:style style:name="T15" style:family="text">
      <style:text-properties fo:color="#000000" style:text-outline="false" style:text-line-through-style="none" style:text-line-through-type="none" fo:font-size="7.5pt" fo:font-style="normal" fo:text-shadow="none" style:text-underline-style="none" fo:font-weight="normal" style:font-size-asian="7.5pt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font-weight-complex="bold" style:text-emphasize="none"/>
    </style:style>
    <style:style style:name="T17" style:family="text">
      <style:text-properties fo:color="#000000" style:text-outline="false" style:text-line-through-style="none" style:text-line-through-type="none" fo:font-size="8pt" fo:font-style="normal" fo:text-shadow="none" style:text-underline-style="none" fo:font-weight="bold" style:font-size-asian="8pt" style:font-style-asian="normal" style:font-weight-asian="bold" style:text-emphasize="none"/>
    </style:style>
    <style:style style:name="T18" style:family="text">
      <style:text-properties fo:color="#000000" style:text-outline="false" style:text-line-through-style="none" style:text-line-through-type="none" fo:font-size="8pt" fo:font-style="normal" fo:text-shadow="none" style:text-underline-style="none" fo:font-weight="normal" style:font-size-asian="8pt" style:font-style-asian="normal" style:font-weight-asian="normal" style:text-emphasize="none"/>
    </style:style>
    <style:style style:name="T19" style:family="text">
      <style:text-properties fo:color="#000000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20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font-weight-complex="bold" style:text-emphasize="none"/>
    </style:style>
    <style:style style:name="T21" style:family="text">
      <style:text-properties fo:color="#000000"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8">OBJETO GENERAL: <text:s/></text:span></text:p>
      <text:p text:style-name="P2"/>
      <text:p text:style-name="P1"/>
      <text:p text:style-name="P1"><text:span text:style-name="T20">INDEMNIDAD. EL CONTRATISTA</text:span><text:span text:style-name="T21"> </text:span><text:span text:style-name="T19">será responsable y mantendrá indemne por cualquier concepto a la UNIVERSIDAD, incluidas cualquier acción, reclamación o demanda de cualquier naturaleza, derivada de daños y/o perjuicios causados a propiedades, a la vida o a la integridad personal de terceros <text:s/>o de empleados, agentes o subcontratistas de cualquiera de las partes, que surjan como consecuencia directa o indirecta de actos, hechos u omisiones del CONTRATISTA, sus empleados, agentes o subcontratistas relacionadas con el objeto del presente Contrato o derivados de la ejecución del mismo. EL CONTRATISTA pagará todos los impuestos, tasas y similares que se deriven de la ejecución del contrato, de conformidad con la ley colombiana</text:span></text:p>
      <text:p text:style-name="P1"/>
      <text:p text:style-name="P1"/>
      <text:p text:style-name="P1"><text:span text:style-name="T21">EXCLUSION DE RELACION LABORAL:</text:span><text:span text:style-name="T19"> El contratista actuará por su cuenta, con absoluta autonomía y no está sometido a subordinación laboral por parte de la Universidad Distrital, y sus derechos se limitan de acuerdo con la naturaleza del contrato a exigir el cumplimiento de las obligaciones pactadas en el mismo, por lo que asume en su propio nombre y representación la responsabilidad por la vinculación del personal requerido en la ejecución de las actividades objeto del presente contrato y en consecuencia no existe vinculación laboral alguna entre la UNIVERSIDAD DISTRITAL y el CONTRATISTA y el personal que este último vincule en la realización de las actividades aquí pactadas. </text:span></text:p>
      <text:p text:style-name="P1"/>
      <text:p text:style-name="P1"/>
      <text:p text:style-name="P1"><text:span text:style-name="T8">CLAUSULA PENAL PECUNIARIA: </text:span><text:span text:style-name="T19">En caso de incumplimiento de la orden el contratista se obliga a pagar a la Universidad una suma equivalente al diez (10%) del valor total de la orden, a titulo de indemnización por los posibles perjuicios que le pueda ocasionar.</text:span></text:p>
      <text:p text:style-name="P1"/>
      <text:p text:style-name="P1"/>
      <text:p text:style-name="P1"><text:span text:style-name="T8">FORMAS DE TERMINACION DE LA ORDEN: TERMINACION Y LIQUIDACION. </text:span><text:span text:style-name="T19">El presente contrato se dará por terminado en los siguientes eventos: 1) Por extinción del plazo pactado para la ejecución. 2) A solicitud debidamente sustentada interpuesta por una de las partes, por lo menos con un (1) mes de anticipación. <text:s/>3) Por acuerdo bilateral. 4) Por caso fortuito o fuerza mayor debidamente comprobados. En los eventos numerados con 2, 3 y 4 se deberá suscribir acta donde conste tal hecho. Una vez terminado el contrato se procederá a su liquidación. 5) Por incumplimiento del objeto contractual. Para tal efecto el SUPERVISOR debe proyectar la liquidación dentro de los tres (3) meses siguientes <text:s/>a <text:s/>la <text:s/>fecha <text:s/>de <text:s/>terminación, <text:s/>anexando: <text:s/>a) estado de cuenta; b) certificado de cumplimiento; y c) informe final de ejecución. La liquidación se efectuará de común acuerdo dentro de los tres (3) meses siguientes a la terminación del contrato. Si vencido este plazo el CONTRATISTA no se presenta a la liquidación o las partes no llegan a un acuerdo sobre el contenido de la misma, será practicada directa y unilateralmente por la UNIVERSIDAD o se adoptará por acto administrativo motivado, susceptible del recurso de reposición.</text:span></text:p>
      <text:p text:style-name="P1"/>
      <text:p text:style-name="P1"/>
      <text:p text:style-name="P1"><text:span text:style-name="T8">PARAGRAFO. El CONTRATISTA </text:span><text:span text:style-name="T19">autoriza con la firma del presente contrato a la UNIVERSIDAD para que los valores que se adeuden a las entidades del Sistema de Seguridad Social integral o parafiscales sean descontados directamente del saldo a su favor. De no existir saldo a favor del CONTRATISTA se hará efectiva la garantía única constituida</text:span></text:p>
      <text:p text:style-name="P1"/>
      <text:p text:style-name="P1"/>
      <text:p text:style-name="P1"><text:span text:style-name="T8">INHABILIDADES E INCOMPATIBILIDADES: </text:span><text:span text:style-name="T19">el proveedor al recibir la presente orden <text:s/>declara no encontrarse incurso en las causales de inhabilidad o de incompatibilidad contempladas en el Estatuto de Contratación Publica, así como en las demás prohibiciones consagradas en la Ley y la Constitución. Además de la normatividad por la cual se rige la Universidad Distrital respecto a la contratación Acuerdo <text:s/>Nº <text:s/>03 de 2015, Resolución 262 del 2 de junio de 2015.</text:span></text:p>
      <text:p text:style-name="P1"/>
      <text:p text:style-name="P1"><text:span text:style-name="T8">OBLIGACIONES: EL CONTRATISTA SE OBLIGA <text:s/>A:</text:span></text:p>
      <text:p text:style-name="P1"/>
      <text:p text:style-name="P1"><text:span text:style-name="T9">1) Aceptar íntegramente las condiciones y obligaciones del presente CONTRATO y aquellas que de conformidad con la ley deben tener los contratos celebrados con la Administración Pública.</text:span></text:p>
      <text:p text:style-name="P1"><text:span text:style-name="T9">2) Entregar el objeto del contrato de conformidad con lo ofrecido en su propuesta la cual es parte integrante del presente contrato, respetando en todo caso las condiciones mínimas.</text:span></text:p>
      <text:p text:style-name="P1"><text:span text:style-name="T9">3) Mantener los precios contenidos ofrecidos en la propuesta.</text:span></text:p>
      <text:p text:style-name="P1"><text:soft-page-break/><text:span text:style-name="T9">4) Será responsable ante las autoridades judiciales de los actos u omisiones en ejercicio de las obligaciones derivadas del presente contrato cuando con ellos cause perjuicios al contratante o a terceros.</text:span></text:p>
      <text:p text:style-name="P1"><text:span text:style-name="T9">5) Suministrar la mano de obra para realizar las actividades objeto del presente contrato cumpliendo con las especificaciones técnicas y administrativas indicadas por el Supervisor del Contrato</text:span></text:p>
      <text:p text:style-name="P1"/>
      <text:p text:style-name="P1"><text:span text:style-name="T8">DOCUMENTOS. </text:span><text:span text:style-name="T19">Forman parte integrante del contrato los siguientes documentos: cotización presentada por el CONTRATISTA y los documentos adjuntos presentados con la misma, Disponibilidad Presupuestal, actas y demás documentos que durante la ejecución del contrato se suscriban por las partes.</text:span></text:p>
      <text:p text:style-name="P1"/>
      <text:p text:style-name="P1"><text:span text:style-name="T8">PERFECCIONAMIENTO Y EJECUCIÓN DEL CONTRATO. </text:span><text:span text:style-name="T19">Para su perfeccionamiento se requiere la firma de las partes. Para su ejecución se requiere Registro Presupuestal y <text:s/>aprobación de las respectivas pólizas.</text:span></text:p>
      <text:p text:style-name="P1"/>
      <text:p text:style-name="P1"><text:span text:style-name="T8">GARANTÍAS CONTRACTUALES. El CONTRATISTA </text:span><text:span text:style-name="T19">se obliga a constituir a favor de la Universidad, garantía única del contrato constituida en una Compañía de seguros legalmente establecida en Colombia que ampare los siguientes riesgos: siguientes garantías: Una GARANTÍA ÚNICA expedida por una entidad Bancaria o por una compañía de seguros legalmente establecida en Colombia y cuya póliza matriz <text:s text:c="2"/>haya <text:s text:c="2"/>sido <text:s text:c="2"/>aprobada <text:s text:c="2"/>por <text:s text:c="2"/>la <text:s text:c="2"/>Superintendencia <text:s text:c="2"/>Financiera; que ampare los siguientes riesgos: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Arial" svg:font-family="Arial" style:font-family-generic="roman"/>
    <style:font-face style:name="Book Antiqua" svg:font-family="'Book Antiqua'" style:font-family-generic="roman"/>
    <style:font-face style:name="Lohit Devanagari" svg:font-family="'Lohit Devanagari'" style:font-family-generic="roman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4cm" style:writing-mode="page"/>
      <style:text-properties style:use-window-font-color="true" style:font-name="Liberation Serif" fo:font-size="12pt" fo:language="es" fo:country="CO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4T16:05:37.804426033</meta:creation-date>
    <dc:date>2015-08-14T16:13:21.368238529</dc:date>
    <meta:editing-duration>PT2M41S</meta:editing-duration>
    <meta:editing-cycles>2</meta:editing-cycles>
    <meta:generator>LibreOffice/4.2.7.2$Linux_X86_64 LibreOffice_project/420$Build-2</meta:generator>
    <meta:document-statistic meta:table-count="0" meta:image-count="0" meta:object-count="0" meta:page-count="2" meta:paragraph-count="16" meta:word-count="845" meta:character-count="5531" meta:non-whitespace-character-count="4670"/>
  </office:meta>
</office:document-meta>
</file>